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996cm" svg:height="1.566cm" svg:x="7.774cm" svg:y="8.787cm">
          <text:p text:style-name="P1"><text:span text:style-name="T1">CAdapterFact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2.996cm" svg:height="1.567cm" svg:x="7.468cm" svg:y="13.013cm">
          <text:p text:style-name="P1"><text:span text:style-name="T1">CFakeAdapt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2.995cm" svg:height="1.567cm" svg:x="14.705cm" svg:y="1.366cm">
          <text:p text:style-name="P1"><text:span text:style-name="T1">CDevi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2.993cm" svg:height="1.567cm" svg:x="2.422cm" svg:y="3.271cm">
          <text:p text:style-name="P1"><text:span text:style-name="T1">CDeviceManag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2.995cm" svg:height="1.567cm" svg:x="12.524cm" svg:y="13.013cm">
          <text:p text:style-name="P1"><text:span text:style-name="T1">CPnpAdapt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2.995cm" svg:height="1.566cm" svg:x="14.705cm" svg:y="10.397cm">
          <text:p text:style-name="P1"><text:span text:style-name="T1">IBufferAdapt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2.995cm" svg:height="1.565cm" svg:x="7.775cm" svg:y="5.394cm">
          <text:p text:style-name="P1"><text:span text:style-name="T1">CDeviceBuild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2.996cm" svg:height="1.567cm" svg:x="14.704cm" svg:y="6.882cm">
          <text:p text:style-name="P1"><text:span text:style-name="T1">IAdapt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2.995cm" svg:height="1.567cm" svg:x="17.578cm" svg:y="13.013cm">
          <text:p text:style-name="P1"><text:span text:style-name="T1">CRtdsAdap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9.272cm" svg:y1="8.787cm" svg:x2="9.272cm" svg:y2="8.787cm" draw:start-shape="id1" draw:end-shape="id1" svg:d="M9272 8787z" svg:viewBox="0 0 1 1">
          <text:p/>
        </draw:connector>
        <draw:connector draw:style-name="gr4" draw:text-style-name="P1" draw:layer="layout" draw:type="lines" svg:x1="8.966cm" svg:y1="13.013cm" svg:x2="16.202cm" svg:y2="8.449cm" draw:start-shape="id2" draw:start-glue-point="0" draw:end-shape="id3" draw:end-glue-point="2" svg:d="M8966 13013v-502l7236-3561v-501" svg:viewBox="0 0 7237 4565">
          <text:p text:style-name="P1"><text:span text:style-name="T1">Inherits</text:span></text:p>
        </draw:connector>
        <draw:connector draw:style-name="gr4" draw:text-style-name="P1" draw:layer="layout" draw:type="lines" svg:x1="14.021cm" svg:y1="13.013cm" svg:x2="16.202cm" svg:y2="11.963cm" draw:start-shape="id4" draw:start-glue-point="0" draw:end-shape="id5" draw:end-glue-point="2" svg:d="M14021 13013v-502l2181-46v-502" svg:viewBox="0 0 2182 1051">
          <text:p text:style-name="P1"><text:span text:style-name="T1">Inherits</text:span></text:p>
        </draw:connector>
        <draw:connector draw:style-name="gr4" draw:text-style-name="P2" draw:layer="layout" draw:type="lines" svg:x1="19.075cm" svg:y1="13.013cm" svg:x2="16.202cm" svg:y2="11.963cm" draw:start-shape="id6" draw:start-glue-point="0" draw:end-shape="id5" draw:end-glue-point="2" svg:d="M19075 13013v-502l-2873-46v-502" svg:viewBox="0 0 2874 1051">
          <text:p text:style-name="P2"><text:s text:c="13"/><text:span text:style-name="T1">Inherits</text:span></text:p>
        </draw:connector>
        <draw:connector draw:style-name="gr4" draw:text-style-name="P1" draw:layer="layout" draw:type="line" svg:x1="16.202cm" svg:y1="2.933cm" svg:x2="16.202cm" svg:y2="6.882cm" draw:start-shape="id7" draw:start-glue-point="2" draw:end-shape="id3" svg:d="M16202 2933v3949" svg:viewBox="0 0 1 3950">
          <text:p text:style-name="P1"><text:span text:style-name="T1">Contains</text:span></text:p>
        </draw:connector>
        <draw:connector draw:style-name="gr4" draw:text-style-name="P3" draw:layer="layout" draw:type="lines" svg:x1="5.415cm" svg:y1="4.054cm" svg:x2="14.705cm" svg:y2="2.149cm" draw:start-shape="id8" draw:start-glue-point="1" draw:end-shape="id7" svg:d="M5415 4054h650l8138-1905h502" svg:viewBox="0 0 9291 1906">
          <text:p text:style-name="P3"><text:span text:style-name="T2"/></text:p>
          <text:p text:style-name="P3"><text:span text:style-name="T1">Accesses and Manipulates</text:span></text:p>
        </draw:connector>
        <draw:connector draw:style-name="gr4" draw:text-style-name="P2" draw:layer="layout" draw:type="lines" svg:x1="10.77cm" svg:y1="6.176cm" svg:x2="16.202cm" svg:y2="2.933cm" draw:start-shape="id9" draw:end-shape="id7" draw:end-glue-point="2" svg:d="M10770 6176h501l4931-2742v-501" svg:viewBox="0 0 5433 3244">
          <text:p text:style-name="P2"><text:span text:style-name="T1">Creates</text:span></text:p>
        </draw:connector>
        <draw:connector draw:style-name="gr4" draw:text-style-name="P2" draw:layer="layout" draw:type="lines" svg:x1="10.77cm" svg:y1="9.57cm" svg:x2="14.704cm" svg:y2="7.665cm" draw:start-shape="id1" draw:start-glue-point="1" draw:end-shape="id3" svg:d="M10770 9570h618l2815-1905h501" svg:viewBox="0 0 3935 1906">
          <text:p text:style-name="P2"><text:span text:style-name="T1">Creates</text:span></text:p>
        </draw:connector>
        <draw:connector draw:style-name="gr4" draw:text-style-name="P2" draw:layer="layout" svg:x1="9.272cm" svg:y1="8.787cm" svg:x2="9.272cm" svg:y2="6.959cm" draw:start-shape="id1" draw:end-shape="id9" svg:d="M9272 8787v-1828" svg:viewBox="0 0 1 1829">
          <text:p text:style-name="P2"><text:span text:style-name="T1">Utilizes</text:span></text:p>
        </draw:connector>
        <draw:custom-shape draw:style-name="gr5" draw:text-style-name="P1" xml:id="id10" draw:id="id10" draw:layer="layout" svg:width="3.314cm" svg:height="3.017cm" svg:x="2.261cm" svg:y="7.372cm">
          <text:p text:style-name="P1"><text:span text:style-name="T1">DGI Modul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3.918cm" svg:y1="7.372cm" svg:x2="3.918cm" svg:y2="4.838cm" draw:start-shape="id10" draw:start-glue-point="0" draw:end-shape="id8" svg:d="M3918 7372v-502-1531-501" svg:viewBox="0 0 1 2535">
          <text:p text:style-name="P1"><text:span text:style-name="T1">Utilize</text:span></text:p>
        </draw:connector>
        <draw:connector draw:style-name="gr4" draw:text-style-name="P1" draw:layer="layout" draw:type="lines" svg:x1="16.202cm" svg:y1="10.397cm" svg:x2="16.202cm" svg:y2="8.449cm" draw:start-shape="id5" draw:start-glue-point="0" draw:end-shape="id3" draw:end-glue-point="2" svg:d="M16202 10397v-501-946-501" svg:viewBox="0 0 1 1949">
          <text:p text:style-name="P2"><text:span text:style-name="T1">Inherits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5T13:53:49.280052689</meta:creation-date>
    <dc:date>2014-04-08T14:32:46.209517099</dc:date>
    <meta:editing-duration>PT32M44S</meta:editing-duration>
    <meta:editing-cycles>5</meta:editing-cycles>
    <meta:generator>LibreOffice/4.2.3.2$Linux_X86_64 LibreOffice_project/5b49ae607df7cb5a837397b40c7dba9b437980e9</meta:generator>
    <meta:document-statistic meta:object-count="21"/>
  </office:meta>
</office:document-meta>
</file>